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ize="12pt" fo:font-weight="normal" style:font-size-asian="12pt" style:font-weight-asian="normal" style:font-size-complex="12pt" style:font-weight-complex="normal"/>
    </style:style>
    <style:style style:name="P2" style:family="paragraph" style:parent-style-name="Preformatted_20_Text">
      <style:paragraph-properties fo:margin-top="0in" fo:margin-bottom="0.1965in"/>
      <style:text-properties style:font-name="Times New Roman" fo:font-size="12pt" style:font-size-asian="12pt" style:font-size-complex="12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normal" style:font-weight-asian="normal" style:font-weight-complex="normal"/>
    </style:style>
    <style:style style:name="T7" style:family="text">
      <style:text-properties style:font-name="Courier" fo:font-size="6pt"/>
    </style:style>
    <style:style style:name="T8" style:family="text">
      <style:text-properties style:font-name="Courier" fo:font-size="9pt"/>
    </style:style>
    <style:style style:name="T9" style:family="text">
      <style:text-properties style:font-name="Courier" fo:font-size="10pt"/>
    </style:style>
    <style:style style:name="T10" style:family="text">
      <style:text-properties style:font-name="Courier" fo:font-size="5pt"/>
    </style:style>
    <style:style style:name="T11" style:family="text">
      <style:text-properties style:font-name="Courier" fo:font-size="8pt"/>
    </style:style>
    <style:style style:name="T12" style:family="text">
      <style:text-properties style:font-name="Courier" fo:font-size="7pt"/>
    </style:style>
    <style:style style:name="T13" style:family="text">
      <style:text-properties style:font-name="Courier" fo:font-size="4pt"/>
    </style:style>
    <style:style style:name="T14" style:family="text">
      <style:text-properties style:font-name="Courier" fo:font-size="3pt"/>
    </style:style>
    <style:style style:name="T15" style:family="text">
      <style:text-properties style:font-name="Courier" fo:font-size="2pt"/>
    </style:style>
    <style:style style:name="T16" style:family="text">
      <style:text-properties style:font-name="Courier" fo:font-size="11pt"/>
    </style:style>
    <style:style style:name="T17" style:family="text">
      <style:text-properties fo:font-size="6pt"/>
    </style:style>
    <style:style style:name="T18" style:family="text">
      <style:text-properties fo:font-size="9pt"/>
    </style:style>
    <style:style style:name="T19" style:family="text">
      <style:text-properties fo:font-size="10pt"/>
    </style:style>
    <style:style style:name="T20" style:family="text">
      <style:text-properties fo:font-size="5pt"/>
    </style:style>
    <style:style style:name="T21" style:family="text">
      <style:text-properties fo:font-size="8pt"/>
    </style:style>
    <style:style style:name="T22" style:family="text">
      <style:text-properties fo:font-size="7pt"/>
    </style:style>
    <style:style style:name="T23" style:family="text">
      <style:text-properties fo:font-size="4pt"/>
    </style:style>
    <style:style style:name="T24" style:family="text">
      <style:text-properties fo:font-size="3pt"/>
    </style:style>
    <style:style style:name="T25" style:family="text">
      <style:text-properties fo:font-size="2pt"/>
    </style:style>
    <style:style style:name="T26" style:family="text">
      <style:text-properties style:font-name="Times New Roman" fo:font-size="12pt" style:font-size-asian="12pt" style:font-size-complex="12pt"/>
    </style:style>
    <style:style style:name="T27" style:family="text">
      <style:text-properties style:font-name="Times New Roman" fo:font-size="6pt"/>
    </style:style>
    <style:style style:name="T28" style:family="text">
      <style:text-properties style:font-name="Times New Roman" fo:font-size="8pt"/>
    </style:style>
    <style:style style:name="T29" style:family="text">
      <style:text-properties style:font-name="Times New Roman" fo:font-size="7pt"/>
    </style:style>
    <style:style style:name="T30" style:family="text">
      <style:text-properties style:font-name="Times New Roman" fo:font-size="5pt"/>
    </style:style>
    <style:style style:name="T31" style:family="text">
      <style:text-properties style:font-name="Times New Roman" fo:font-size="9pt"/>
    </style:style>
    <style:style style:name="T32" style:family="text">
      <style:text-properties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Primary source documents </text:p>
      <text:p text:style-name="Standard"/>
      <text:p text:style-name="Standard"/>
      <text:p text:style-name="Standard">Gaius Julius Caesar – <text:span text:style-name="T2">Gallic War</text:span> – Book 6, chapter 13</text:p>
      <text:p text:style-name="Standard"/>
      <text:p text:style-name="Standard">Throughout all Gaul there are two orders of those men who are of any rank and dignity: for the commonality is held almost in the condition of slaves, and dares to undertake nothing of itself, and is admitted to no deliberation. The greater part, when they are pressed either by debt, or the large amount of their tributes, or the oppression of the more powerful, give themselves up in vassalage to the nobles, who possess over them the same rights without exception as masters over their slaves. But of these two orders, one is that of the Druids, the other that of the knights. The former are engaged in things sacred, conduct the public and the private sacrifices, and interpret all matters of religion. To these a large number of the young men resort for the purpose of instruction, and they [the Druids] are in great honor among them. For they determine respecting almost all controversies, public and private; and if any crime has been perpetrated, if murder has been committed, if there be any dispute about an inheritance, if any about boundaries, these same persons decide it; they decree rewards and punishments; if any one, either in a private or public capacity, has not submitted to their decision, they interdict him from the sacrifices. This among them is the most heavy punishment. Those who have been thus interdicted are esteemed in the number of the impious and the criminal: all shun them, and avoid their society and conversation, lest they receive some evil from their contact; nor is justice administered to them when seeking it, nor is any dignity bestowed on them. Over all these Druids one presides, who possesses supreme authority among them. Upon his death, if any individual among the rest is pre-eminent in dignity, he succeeds; but, if there are many equal, the election is made by the suffrages of the Druids; sometimes they even contend for the presidency with arms. These assemble at a fixed period of the year in a consecrated place in the territories of the Carnutes, which is reckoned the central region of the whole of Gaul. Hither all, who have disputes, assemble from every part, and submit to their decrees and determinations. This institution is supposed to have been devised in Britain, and to have been brought over from it into Gaul; and now those who desire to gain a more accurate knowledge of that system generally proceed thither for the purpose of studying it. </text:p>
      <text:p text:style-name="Standard"/>
      <text:p text:style-name="Standard">Chapter 14</text:p>
      <text:p text:style-name="Standard"/>
      <text:p text:style-name="Standard">The Druids do not go to war, nor pay tribute together with the rest; they have an exemption from military service and a dispensation in all matters. Induced by such great advantages, many embrace this profession of their own accord, and [many] are sent to it by their parents and relations. They are said there to learn by heart a great number of verses; accordingly some remain in the course of training twenty years. Nor do they regard it lawful to commit these to writing, though in almost all other matters, in their public and private transactions, they use Greek characters. That practice they seem to me to have adopted for two reasons; because they neither desire their doctrines to be divulged among the mass of the people, nor those who learn, to devote themselves the less to the efforts of memory, relying on writing; since it generally occurs to most men, that, in their dependence on writing, they relax their diligence in learning thoroughly, and their employment of the memory. They wish to inculcate this as one of their leading tenets, that souls do not become extinct, but pass after death from one body to another, and they think that men by this tenet are in a great degree excited to valor, the fear of death being disregarded. They likewise discuss and impart to the youth many things respecting the <text:soft-page-break/>stars and their motion, respecting the extent of the world and of our earth, respecting the nature of things, respecting the power and the majesty of the immortal gods. </text:p>
      <text:p text:style-name="Standard"/>
      <text:p text:style-name="Standard">Tacitus - <text:span text:style-name="T2">Annals</text:span> – Book 14 Section <text:s/>29-30</text:p>
      <text:p text:style-name="Standard"/>
      <text:p text:style-name="Text_20_body">He therefore prepared to attack the island of Mona which had a powerful population and was a refuge for fugitives. He built flat-bottomed vessels to cope with the shallows, and uncer- tain depths of the sea. Thus the infantry crossed, while the cavalry followed by fording, or, where the water was deep, swam by the side of their horses.</text:p>
      <text:p text:style-name="Standard"/>
      <text:p text:style-name="Standard">On the shore stood the opposing army with its dense array of armed warriors, while between the ranks dashed women, in black attire like the Furies, with hair dishevelled, waving brands. All around, the Druids, lifting up their hands to heaven, and pouring forth dreadful imprecations, scared our soldiers by the unfamiliar sight, so that, as if their limbs were paralysed, they stood motionless, and exposed to wounds. Then urged by their general's appeals and mutual encouragements not to quail before a troop of frenzied women, they bore the standards onwards, smote down all resistance, and wrapped the foe in the flames of his own brands. A force was next set over the conquered, and their groves, devoted to inhuman superstitions, were destroyed. They deemed it indeed a duty to cover their altars with the blood of captives and to consult their deities through human entrails.</text:p>
      <text:p text:style-name="Standard"/>
      <text:p text:style-name="Standard">Strabo – <text:span text:style-name="T2">Geography – </text:span>Book 4 Chapter 4.4-5</text:p>
      <text:p text:style-name="Standard"/>
      <text:p text:style-name="Text_20_body">The Druids are considered the most just of men, and on this account they are entrusted with the decision, not only of the private disputes, but of the public disputes as well; so that, in former times, they even arbitrated cases of war and made the opponents stop when they were about to line up for battle, and the murder cases, in particular, had been turned over to them for decision. Further, when there is a big yield from these cases,<text:bookmark text:name="ref125"/><text:a xlink:type="simple" xlink:href="http://penelope.uchicago.edu/Thayer/E/Roman/Texts/Strabo/4D*.html#note125">125</text:a> there is forthcoming a big yield from the land too, as they think. However, not only the Druids, but others as well,<text:bookmark text:name="ref126"/><text:a xlink:type="simple" xlink:href="http://penelope.uchicago.edu/Thayer/E/Roman/Texts/Strabo/4D*.html#note126">126</text:a> say that men's souls, and also the universe, are indestructible,<text:bookmark text:name="ref127"/><text:a xlink:type="simple" xlink:href="http://penelope.uchicago.edu/Thayer/E/Roman/Texts/Strabo/4D*.html#note127">127</text:a> although both fire and water will at some time or other prevail over them. </text:p>
      <text:p text:style-name="Text_20_body"><text:bookmark text:name="p247"/>p247 <text:bookmark text:name="4.5"/>5 In addition to their trait of simplicity and high-spiritedness,<text:bookmark text:name="ref128"/><text:a xlink:type="simple" xlink:href="http://penelope.uchicago.edu/Thayer/E/Roman/Texts/Strabo/4D*.html#note128">128</text:a> that of witlessness and boastfulness is much in evidence, and also that of fondness for ornaments; for they not only wear golden ornaments — both chains round their necks and bracelets round their arms and wrists — but their dignitaries wear garments that are dyed in colours and sprinkled with gold. <text:bookmark text:name="4.5.2"/>And by reason of this levity of character they not only look insufferable when victorious, but also scared out of their wits when worsted.<text:bookmark text:name="ref:the_French_in_victory_and_defeat"/><text:a xlink:type="simple" xlink:href="http://penelope.uchicago.edu/Thayer/E/Roman/Texts/Strabo/4D*.html#note:the_French_in_victory_and_defeat">a</text:a> <text:bookmark text:name="4.5.3"/>Again, in addition to their witlessness, there is also that custom, barbarous and exotic, which attends most of the northern tribes — <text:bookmark text:name="T198a"/>198I mean the fact that when they depart from the battle they hang the heads of their enemies from the necks of their horses, and, when they have brought them home, nail the spectacle to the entrances of their homes. <text:bookmark text:name="4.5.4"/>At any rate, Poseidonius says that he himself saw this spectacle in many places, and that, although at first he loathed it, afterwards, through his familiarity with it, he could bear it calmly. <text:bookmark text:name="4.5.5"/>The heads of enemies of high repute, however, they used to embalm in cedar-oil and exhibit to strangers, and they would not deign to give them back even for a ransom of an equal weight of gold. <text:bookmark text:name="4.5.6"/>But the Romans put a stop to these customs, as well as to all those connected with the sacrifices and divinations that are opposed to our usages. <text:bookmark text:name="4.5.7"/>They used to strike a human being, whom they had devoted to death,<text:bookmark text:name="ref129"/><text:a xlink:type="simple" xlink:href="http://penelope.uchicago.edu/Thayer/E/Roman/Texts/Strabo/4D*.html#note129">129</text:a> in the back with a sabre, and then divine from his death-struggle. <text:bookmark text:name="4.5.8"/>But they would not sacrifice without the Druids.<text:bookmark text:name="ref130"/><text:a xlink:type="simple" xlink:href="http://penelope.uchicago.edu/Thayer/E/Roman/Texts/Strabo/4D*.html#note130">130</text:a> <text:bookmark text:name="4.5.9"/>We are told of still other <text:bookmark text:name="p249"/>p249kinds of human sacrifices; for example, they would shoot victims to death with arrows, or impale them in the temples, or, having devised a colossus of straw and wood, throw into the colossus cattle and wild animals of all sorts and human beings, and then make a burnt-offering of the whole thing</text:p>
      <text:p text:style-name="Standard"><text:soft-page-break/>Suetonius – Life of Claudius – Section 25.5</text:p>
      <text:p text:style-name="Standard"/>
      <text:p text:style-name="Standard">He utterly abolished the cruel and inhuman religion of the Druids among the Gauls, which under Augustus had merely been prohibited to Roman citizens; on the other hand he even attempted to transfer the Eleusinian rites from Attica to Rome, and had the temple of Venus Erycina in Sicily, which had fallen to ruin through age, restored at the expense of the treasury of the Roman people. <text:bookmark text:name="25.5.2"/>He struck his treaties with foreign princes in the Forum, sacrificing a pig and reciting the ancient formula of the fetial priests. <text:s/></text:p>
      <text:p text:style-name="Standard"/>
      <text:h text:style-name="Heading_20_2" text:outline-level="2"><text:bookmark text:name="Hippolytus2"/><text:span text:style-name="T3">Hippolytus of Rome – </text:span><text:span text:style-name="T4">Refutatio Omnium Haeresium – </text:span><text:span text:style-name="T5">Chapter</text:span><text:span text:style-name="T4"> </text:span><text:span text:style-name="T3">1, Section 2</text:span></text:h>
      <text:p text:style-name="Standard"/>
      <text:p text:style-name="Standard">The Celtic Druids applied themselves thoroughly to the Pythagorean philosophy, being urged to this pursuit by Zamolxis, the slave of Pythagoras, a Thracian by birth, who came to those parts after the death of Pythagoras, and gave them the opportunity of studying the system. And the Celts believe in their Druids as seers and prophets because they can foretell certain events by the Pythagorean reckoning and calculations. We will not pass over the origins of their learning in silence, since some have presumed to make distinct schools of the philosophies of these peoples. Indeed, the Druids also practice the magic arts.</text:p>
      <text:p text:style-name="Standard"/>
      <text:p text:style-name="Standard">Pliny – Natural History – 16.<text:bookmark text:name="Pliny1"/><text:span text:style-name="T6">249-251</text:span></text:p>
      <text:p text:style-name="P3"/>
      <text:p text:style-name="P3">Here we must mention the awe felt for this plant by the Gauls. The Druids – for so their magicians are called – held nothing more sacred than the mistletoe and the tree that bears it, always supposing that tree to be the oak. But they choose groves formed of oaks for the sake of the tree alone, and they never perform any of their rites except in the presence of a branch of it; so that it seems probable that the Druids themselves may derive their name from the Greek word for that tree. In fact, they think that everything that grows on it has been sent from heaven and is a proof that the tree was chosen by the god himself. (250) The mistletoe, however, is found but rarely upon the oak; and when found, is gathered with due religious ceremony, if possible on the sixth day of the moon (for it is by the moon that they measure their months and years, and also their ages of thirty years). They choose this day because the moon, though not yet in the middle of her course, has already considerable influence. They call the mistletoe by a name meaning in their language, the all-healing. Having made preparation for sacrifice and a banquet beneath the trees, they bring thither two white bulls, whose horns are bound then for the first time. (251) Clad in white garb, a priest ascends the tree and cuts the mistletoe with a golden sickle, and it is received by the others in white cloak. Then they kill the victims, praying that the god will render this gift of his propitious to those to whom he has granted it. They believe that the mistletoe, taken in drink, imparts fecundity to barren animals, and that it is an antidote for all poisons. Such are the religious feelings that are entertained towards trifling things by many peoples. </text:p>
      <text:p text:style-name="P4"/>
      <text:h text:style-name="P1" text:outline-level="2"><text:bookmark text:name="Pomponius"/>Pomponius Mela, <text:span text:style-name="T1">De Chorographia</text:span> 3.14-5</text:h>
      <text:p text:style-name="Standard">There still remain traces of atrocious customs no longer practiced, and although they now refrain from outright slaughter, yet they still draw blood from the victims led to the altar. They have, however, their own kind of eloquence, and teachers of wisdom called Druids. (15) These profess to know the size and shape of the world, the movements of the heavens and of the stars, and the will of the gods. They teach many things to the noblest of the nation in a course of instruction lasting as long as twenty years, meeting in secret either in a cave or in secluded dales. One of their dogmas has to come to common <text:soft-page-break/>knowledge, namely, that souls are eternal and that there is another life in the infernal regions, and this has been permitted manifestly because it makes the multitude readier for war. And it is for this reason too that they burn or bury with their dead, things appropriate to them in life, and that in times past they even used to defer the completion of business and the payment of debts until their arrival in another world. Indeed, there were some of them who flung themselves willingly on the funeral piles of their relatives to share the new life with them.</text:p>
      <text:p text:style-name="Standard"/>
      <text:p text:style-name="Standard">The Tripartite Life of St. Partick – Section 5 – Religions of Ireland - Pg. CLVIII-CLX</text:p>
      <text:p text:style-name="Standard"/>
      <text:p text:style-name="P6">5. RELIGION a. HEATHEN; b. CHRISTIAN. </text:p>
      <text:p text:style-name="P6"/>
      <text:p text:style-name="P6">Of the heathen religion of the Irish we have a few but in- teresting notices. They worshipped, according to Patrick, idula et inmunda, p. 399, 1. 20, and Muirchu also mentions the idu- lorum culturae, p. 275, 1. 2. Of these, one seems to have been Cenn Cruaich, pp. 90, 216, also called Cromm Cruaich, LL. 213b, </text:p>
      <text:p text:style-name="P6">To this Cromm Cruaich, according to the dinnsenchas of Mag Slecht, LL. 213 b, the Irish used to sacrifice their children </text:p>
      <text:p text:style-name="P6">Side. </text:p>
      <text:p text:style-name="P6">Well- worship, </text:p>
      <text:p text:style-name="P6">wailing. According to Fiacc s hymn side were also worshipped. The </text:p>
      <text:p text:style-name="P6">passage in the Tripartite Life, p. 100, and in Tirechan, p. 315, 11. 6, 7, seems to show that these side were dei terreni, probably the manes of ancestors. The mounds in which they lived were </text:p>
      <text:p text:style-name="P6">also called side. Whether Erem, gen. Erimon (p. 408) was ever worshipped does </text:p>
      <text:p text:style-name="P6">not appear. But his name is identical with that of Aryaman, one of the Indian Adityas (p. 408, 1. 14). The adoration of the sun is referred to by Patrick, infra, p. 374, 1. 21. </text:p>
      <text:p text:style-name="P6">The existence in Ireland of well-worship is also evidenced </text:p>
      <text:p text:style-name="P6">clviii </text:p>
      <text:p text:style-name="P2">INTRODUCTION.</text:p>
      <text:p text:style-name="P6">which is said to have been the chief idol of Ireland, and also a </text:p>
      <text:p text:style-name="P6">216, 218) a special god of Foilge s. It is stated (BB. 893 ) have been of gold, and surrounded by twelve other idols of stone. </text:p>
      <text:p text:style-name="P6">(pp. </text:p>
      <text:p text:style-name="P6">a claind). The poem proceeds thus : </text:p>
      <text:p text:style-name="P6">(marltais Blicht is ith uaid no-chungitis for rith, </text:p>
      <text:p text:style-name="P6">darcend trin a sotha. ba rnor a grain is a grith. </text:p>
      <text:p text:style-name="P6">Milk and corn They used to ask of him </text:p>
      <text:p text:style-name="Text_20_body"><text:span text:style-name="T26">urgently, For a third of their offspring, Great was its horror and its wailing. According to Fiacc s hymn side were also worshipped. The </text:span></text:p>
      <text:p text:style-name="P6">passage in the Tripartite Life, p. 100, and in Tirechan, p. 315, 11. 6, 7, seems to show that these side <text:soft-page-break/>were dei terreni, probably the manes of ancestors. The mounds in which they lived were </text:p>
      <text:p text:style-name="P6">also called side. Whether Erem, gen. Erimon (p. 408) was ever worshipped does </text:p>
      <text:p text:style-name="P6">not appear. But his name is identical with that of Aryaman, one of the Indian Adityas (p. 408, 1. 14). The adoration of the sun is referred to by Patrick, infra, p. 374, 1. 21. </text:p>
      <text:p text:style-name="P6">The existence in Ireland of well-worship is also evidenced by the story told in p. 122, 11. 4-15, and p. 323. </text:p>
      <text:p text:style-name="P6">J </text:p>
      <text:p text:style-name="P6">In the latter </text:p>
      <text:p text:style-name="P6"/>
      <text:p text:style-name="P6">place it is stated that the magi, i.e., wizards or druids, used to reverence the well Slan, and offer gifts to it as if it were a god. This is the only passage connecting the druids with Druids, anyoftheformsofworshipabovementioned. Thereisnothing to show that in Ireland they constituted a hierarchy or a separate caste, as they are said to have done in Gaul and Britain. They seem simply to have been one species of the wizards, sorcerers, or enchanters variously named in Irish druid, maithmairc (p. 42), tinchitlidi, and in the Latin of the Book of Armagh (pp. 273, 278) sciui, magi, aurispices, auruspices? and </text:p>
      <text:p text:style-name="P6">profetae. The drui, however, seems to have been distinguished by white garments, pp. 325, 326, and by a tonsure, called airlacc giunnae, p. 317, 1. 10. The drui s incantation (dicetal), and the </text:p>
      <text:p text:style-name="P6">fiUdechta druidechta (chants of wizardry), are noticed in pp. 54, 56. Druids spells or charms (brichta) are mentioned in the Deer s Cry, p. 50. If Tirechan (p. 308, 1. 8) is to be trusted, the druids believed in a doomsday, called erdathe. </text:p>
      <text:p text:style-name="P6">The superstitions mentioned or referred to in the present Supersti- </text:p>
      <text:p text:style-name="P6">work are these : 1. The effect of cursing with the left hand (p. 326, 1. 10). A </text:p>
      <text:p text:style-name="P6">curse may be weakened by the curser (p. 144, 1. 7), or deflected from a human being to an inanimate object, such as a tree (p. 218, 1. 7). But it seems to be irrevocable. So throughout theKathdsaritsdgara. SeeProf.Tawneysversion,I.555,note. </text:p>
      <text:p text:style-name="P6">2. Patrick s covenant (cotach) is between Eogan and Eochaid, and should either break it ... his body decays not in the earth (p. 154), i.e. (apparently) he becomes a werwolf. </text:p>
      <text:p text:style-name="P6">tious. </text:p>
      <text:p text:style-name="P6">3. After Patrick blesses his eight clerics and their gillie, a dicheltair (tarnkappe, cloak of darkness) went over them, so that not a man of them appeared (p. 46). The celtair comga which Ciichulainn throws over himself, the Iricht comga, which his charioteer casts over his horses 79a </text:p>
      <text:p text:style-name="P6">(L.U. ), had a similar effect. In India if a man repeats a certain charm forwards he will become invisible to his friends ; if he repeats it backwards he will assume </text:p>
      <text:p text:style-name="P6">whatever shape he desires.2 4. The spells (brichta) of women and smiths, p. 50. Veneficia </text:p>
      <text:p text:style-name="P6">is glossed by aipthi in the Wiirzburg Codex and fascinavit by adrayart. </text:p>
      <text:p text:style-name="P6">5. Patrick cast his spittle on the rock which lay on his road, andtherockbrokeintothree. Athirdpartofthespittlewas then flung a thousand paces (p. 218). </text:p>
      <text:p text:style-name="P6">6. Justitia regis temperies maris, terrae fecunditas segetum habundantia, arborum fecunditas (p. 507. 11. 35- 40). Totheotherinstancesofthissuperstitionmentioned,infra, pp. 507, 670, add the Lebar Brecc, p. <text:soft-page-break/>38b the Four Masters, </text:p>
      <text:p text:style-name="P6">, </text:p>
      <text:p text:style-name="P6">A.M. 3303, 3310, 3311: A.D. 14, 15, 76: the Senchas Mar, LawsIII.24: Skene,AncientBooksII. 483(Arievenwir edwi fruytheu), and the Odyssey, xix., 109-114. </text:p>
      <text:p text:style-name="P6">7. The angel Victor . . . used to leave trace and brack of his </text:p>
      <text:p text:style-name="P6">feet in the stone (pp. xlviii, 414) : uestigia pedis angueli in petra hue usque manentia cernuntur (p. 301, 1. 12) : uidit aii- </text:p>
      <text:p text:style-name="P6">guelum Domini stantem et uestigium pedis illius usque nunc peiie [leg. plane ?] adest (p. 330). He (scil. Victor) set his foot on the flagstone : its trace remains : it wears not away (p. 404). In a bird s shape the angel Victor used to come . . . and the trace of his feet still remains on the stone (p. 414). </text:p>
      <text:p text:style-name="P6">When Patrick blessed the veil on the aforesaid virgins, their four feet went into the stone, and their traces remain therein </text:p>
      <text:p text:style-name="P6">semper (p. 90). 8. The pestilence does not pass the ninth wave, supra, </text:p>
      <text:p text:style-name="P6">pp. cvii, cviii. </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23:00</meta:creation-date>
    <dc:date>2017-02-23T17:59:51</dc:date>
    <meta:editing-duration>PT2H20M15S</meta:editing-duration>
    <meta:editing-cycles>3</meta:editing-cycles>
    <meta:generator>OpenOffice.org/3.4.1$Unix OpenOffice.org_project/341m1$Build-9593</meta:generator>
    <meta:document-statistic meta:table-count="0" meta:image-count="0" meta:object-count="0" meta:page-count="6" meta:paragraph-count="70" meta:word-count="3146" meta:character-count="17923"/>
  </office:meta>
</office:document-meta>
</file>